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st un schéma qui est composé de 2 parties :</text:p>
      <text:p text:style-name="Standard">Côté Serveur et Côté Client</text:p>
      <text:p text:style-name="Standard">Du côté Serveur :</text:p>
      <text:p text:style-name="Standard">Comme vous pouvez voir, le Node occupe une place centrale dans le fonctionnement de notre application, en effet, il récupère les données des concerts grâce aux API de lastfm, ensuite, il les stocke dans le mongoDB.</text:p>
      <text:p text:style-name="Standard">Et du côté Client : </text:p>
      <text:p text:style-name="Standard">La page HTML envoie des requêtes en JSON au serveur NODE, qui les exécute, puis les résultats et les affiche sur la page HTML. </text:p>
      <text:p text:style-name="Standard"/>
      <text:p text:style-name="Standard"/>
      <text:p text:style-name="Standard">This a drawing which is composed of two parts :</text:p>
      <text:p text:style-name="Standard">Server side and Client side</text:p>
      <text:p text:style-name="Standard">At Server side :</text:p>
      <text:p text:style-name="Standard">As you can see, NODE occupies a central place in the function of our application, indeed, thanks to API of lastfm, it get back data of concerts, then it store in the mongoDB.</text:p>
      <text:p text:style-name="Standard">At Client side :</text:p>
      <text:p text:style-name="Standard">HTML page send requests in JSON to NODE Server, which execute then send back results and post then on HTML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08:37:49.05</meta:creation-date>
    <meta:document-statistic meta:table-count="0" meta:image-count="0" meta:object-count="0" meta:page-count="1" meta:paragraph-count="12" meta:word-count="161" meta:character-count="843"/>
    <dc:date>2013-03-26T08:46:31.26</dc:date>
    <meta:editing-duration>PT8M42S</meta:editing-duration>
    <meta:editing-cycles>1</meta:editing-cycles>
    <meta:generator>OpenOffice.org/3.4.1$Win32 OpenOffice.org_project/341m1$Build-9593</meta:generator>
  </office:meta>
</office:document-meta>
</file>